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Models</text:p>
      <text:p text:style-name="P2"/>
      <text:p text:style-name="P2">-Farm - revamp</text:p>
      <text:p text:style-name="P2">-Mine - revamp</text:p>
      <text:p text:style-name="P2">-Archery Tower - recolour</text:p>
      <text:p text:style-name="P2">-Ballistic Tower - recolour</text:p>
      <text:p text:style-name="P2">-Swords smith – redo - done</text:p>
      <text:p text:style-name="P2">-Spear yard -redo - done</text:p>
      <text:p text:style-name="P2">-Giant Lair - redo</text:p>
      <text:p text:style-name="P2">-Centor Pit - redo</text:p>
      <text:p text:style-name="P2">-Stockpile – recolour</text:p>
      <text:p text:style-name="P2">-royal palace – revamp</text:p>
      <text:p text:style-name="P2"/>
      <text:p text:style-name="P2">All need destruction animation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6-18T11:47:59.67</meta:creation-date>
    <dc:date>2016-06-22T22:28:56.92</dc:date>
    <dc:creator>Harry Martin</dc:creator>
    <meta:editing-duration>PT29M49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12" meta:word-count="46" meta:character-count="256"/>
  </office:meta>
</office:document-meta>
</file>